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1df628" officeooo:paragraph-rsid="001df628"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6pt" fo:font-weight="normal" officeooo:rsid="001df628" officeooo:paragraph-rsid="001df628"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1df628" officeooo:paragraph-rsid="001df628"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1df628" officeooo:paragraph-rsid="001ef2d5" style:font-size-asian="14pt" style:font-weight-asian="normal" style:font-size-complex="16pt" style:font-weight-complex="normal"/>
    </style:style>
    <style:style style:name="P5" style:family="paragraph" style:parent-style-name="Standard">
      <style:paragraph-properties fo:text-align="start" style:justify-single-word="false"/>
      <style:text-properties officeooo:paragraph-rsid="001ef2d5"/>
    </style:style>
    <style:style style:name="P6" style:family="paragraph" style:parent-style-name="Standard">
      <style:paragraph-properties fo:text-align="start" style:justify-single-word="false"/>
      <style:text-properties officeooo:paragraph-rsid="002050bf"/>
    </style:style>
    <style:style style:name="P7" style:family="paragraph" style:parent-style-name="Standard">
      <style:paragraph-properties fo:text-align="start" style:justify-single-word="false"/>
      <style:text-properties officeooo:rsid="001ef2d5" officeooo:paragraph-rsid="001ef2d5"/>
    </style:style>
    <style:style style:name="P8" style:family="paragraph" style:parent-style-name="Standard">
      <style:paragraph-properties fo:text-align="start" style:justify-single-word="false"/>
      <style:text-properties officeooo:rsid="002050bf" officeooo:paragraph-rsid="002050bf"/>
    </style:style>
    <style:style style:name="P9" style:family="paragraph" style:parent-style-name="Preformatted_20_Text" style:list-style-name="L4">
      <style:paragraph-properties fo:text-align="start" style:justify-single-word="false"/>
      <style:text-properties fo:font-size="12pt" officeooo:rsid="002050bf" officeooo:paragraph-rsid="002050bf" style:font-size-asian="12pt" style:font-size-complex="12pt"/>
    </style:style>
    <style:style style:name="P10" style:family="paragraph" style:parent-style-name="Preformatted_20_Text" style:list-style-name="L4">
      <style:paragraph-properties fo:margin-top="0cm" fo:margin-bottom="0.499cm" loext:contextual-spacing="false" fo:text-align="start" style:justify-single-word="false"/>
      <style:text-properties fo:font-size="12pt" officeooo:rsid="002050bf" officeooo:paragraph-rsid="002050bf" style:font-size-asian="12pt" style:font-size-complex="12pt"/>
    </style:style>
    <style:style style:name="T1" style:family="text">
      <style:text-properties officeooo:rsid="001ef2d5"/>
    </style:style>
    <style:style style:name="T2" style:family="text">
      <style:text-properties fo:font-size="16pt" fo:font-weight="normal" officeooo:rsid="001ef2d5" style:font-size-asian="14pt" style:font-weight-asian="normal" style:font-size-complex="16pt" style:font-weight-complex="normal"/>
    </style:style>
    <style:style style:name="T3" style:family="text">
      <style:text-properties fo:font-size="16pt" fo:font-weight="normal" officeooo:rsid="001df628" style:font-size-asian="14pt" style:font-weight-asian="normal" style:font-size-complex="16pt" style:font-weight-complex="normal"/>
    </style:style>
    <style:style style:name="T4" style:family="text">
      <style:text-properties fo:font-size="16pt" fo:font-weight="normal" officeooo:rsid="001ef2d5" style:font-size-asian="16pt" style:font-weight-asian="normal" style:font-size-complex="16pt" style:font-weight-complex="normal"/>
    </style:style>
    <style:style style:name="T5" style:family="text">
      <style:text-properties fo:font-size="16pt" style:font-size-asian="16pt" style:font-size-complex="16pt"/>
    </style:style>
    <style:style style:name="T6" style:family="text">
      <style:text-properties fo:font-size="16pt" officeooo:rsid="002050bf" style:font-size-asian="16pt" style:font-size-complex="16pt"/>
    </style:style>
    <style:style style:name="T7" style:family="text">
      <style:text-properties fo:font-size="16pt" officeooo:rsid="001ef2d5"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OLOGY</text:p>
      <text:p text:style-name="P1"/>
      <text:p text:style-name="P1"/>
      <text:p text:style-name="P2">1. We select the filepath where all the quries reside. The default is Queries folder in the wish na folder(The root folder)</text:p>
      <text:p text:style-name="P2"/>
      <text:p text:style-name="P2">2. We select all the .csv files from the folder and clean it. For cleaning we remove the first 6 rows and last few rows that contains some unnecessary informations.</text:p>
      <text:p text:style-name="P2"/>
      <text:p text:style-name="P2">3. The we merged all the files into a singles dataframe.</text:p>
      <text:p text:style-name="P2"/>
      <text:p text:style-name="P2">4. We created a new column Query length by calculating the length of each query using apply() methon on the query string column.</text:p>
      <text:p text:style-name="P2"/>
      <text:p text:style-name="P2">5. We find n-grams(n=1,2,3) of each query and keep them in separate columns of the dataframe.</text:p>
      <text:p text:style-name="P2"/>
      <text:p text:style-name="P2">6. We plot a histogram of query length vs. number of queries for each query length.</text:p>
      <text:p text:style-name="P2"/>
      <text:p text:style-name="P2">7. We remove all the queries having length greater than 18 considering it as outliers.</text:p>
      <text:p text:style-name="P2"/>
      <text:p text:style-name="P2">8. We find unique queries. For that we matched their n-grams(all of 1,2,3 grams).</text:p>
      <text:p text:style-name="P2"/>
      <text:p text:style-name="P2">9. We separated the internal(having 'direct' in Source/Medium field of the query) and external(the rest) queries</text:p>
      <text:p text:style-name="P2"/>
      <text:p text:style-name="P2">10. We find the most frequent words using the Counter class in pythons collections library. From those we filter the stop words like and, of, the, .. etc.</text:p>
      <text:p text:style-name="P2"/>
      <text:p text:style-name="P2"><text:soft-page-break/>11. Then we plot bar chart for query length against number of queries with that count as percentage of total queries for both internal and external. And compare among unique and all queries.</text:p>
      <text:p text:style-name="P2"/>
      <text:p text:style-name="P2">12. We found out from the graph that most queries(both unique and all) have length between 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RESULTS</text:p>
      <text:p text:style-name="P3"/>
      <text:p text:style-name="P5"><text:span text:style-name="T3">1. <text:s/>There are </text:span><text:span text:style-name="T2">12 query files and each file has 5000 <text:s/>queries except 3.csv which has 1345.</text:span></text:p>
      <text:p text:style-name="P5"><text:span text:style-name="T4"/></text:p>
      <text:p text:style-name="P5"><text:span text:style-name="T6">2</text:span><text:span text:style-name="T7">. </text:span><text:span text:style-name="T6">There are 56337 queries all together.</text:span></text:p>
      <text:p text:style-name="P5"><text:span text:style-name="T6"/></text:p>
      <text:p text:style-name="P6"><text:span text:style-name="T2">2. </text:span><text:span text:style-name="T6">99.44 % of the queries have length less than or equal 19</text:span></text:p>
      <text:p text:style-name="P6"><text:span text:style-name="T6"/></text:p>
      <text:p text:style-name="P6"><text:span text:style-name="T6">3. Number of rows left after removing outliers( With query length greater than 19 ) is <text:s/>56023</text:span></text:p>
      <text:p text:style-name="P6"><text:span text:style-name="T6"/></text:p>
      <text:p text:style-name="P8"><text:span text:style-name="T5">4. We used n-grams to check for repeated queries.</text:span></text:p>
      <text:list xml:id="list2696413309" text:style-name="L4">
        <text:list-item>
          <text:p text:style-name="P9">According to 1-gram, there are 1650 repeated queries.</text:p>
        </text:list-item>
        <text:list-item>
          <text:p text:style-name="P9">According to 2-gram, there are 221 repeated queries.</text:p>
        </text:list-item>
        <text:list-item>
          <text:p text:style-name="P9">According to 3-gram, there are 200 repeated queries.</text:p>
        </text:list-item>
        <text:list-item>
          <text:p text:style-name="P10">According to p_norvig's method, there are 240 repeated queries.</text:p>
        </text:list-item>
      </text:list>
      <text:p text:style-name="P8"><text:span text:style-name="T5">5. Queries that 1-gram detected as repeated but 2-gram and 3-gram did not.</text:span></text:p>
      <text:p text:style-name="P8"><text:span text:style-name="T5"/></text:p>
      <text:p text:style-name="P8"><text:span text:style-name="T5">6. There are 56023 external queries but no internal queries.</text:span></text:p>
      <text:p text:style-name="P8"><text:span text:style-name="T5"/></text:p>
      <text:p text:style-name="P6"><text:span text:style-name="T6">7. In those queries there are </text:span><text:span text:style-name="T5">21519 unique words </text:span><text:span text:style-name="T6">total.</text:span></text:p>
      <text:p text:style-name="P6"><text:span text:style-name="T6"/></text:p>
      <text:p text:style-name="P8"><text:span text:style-name="T6">8. </text:span><text:span text:style-name="T5">Most frequently occuring word is “australia” and it’s count 4688.</text:span></text:p>
      <text:p text:style-name="P6"><text:span text:style-name="T6"/></text:p>
      <text:p text:style-name="P8"><text:span text:style-name="T5">9. Average query length in all the queries is 3.64 and average query length in unique queries 3.62.</text:span></text:p>
      <text:p text:style-name="P8"><text:span text:style-name="T5"/></text:p>
      <text:p text:style-name="P8"><text:span text:style-name="T5">10. We found out from the graph that most queries(both unique and all) have length between 1-4.</text:span></text:p>
      <text:p text:style-name="P8"><text:span text:style-name="T6"/></text:p>
      <text:p text:style-name="P7"><text:span text:style-name="T6"/></text:p>
      <text:p text:style-name="P4"><text:span text:style-name="T1"><text:s/></text:span></text:p>
      <text:p text:style-name="P2"/>
      <text:p text:style-name="P2"/>
      <text:p text:style-name="P2"/>
      <text:p text:style-name="P2"/>
      <text:p text:style-name="P2"><text:soft-page-break/></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9:16:04.245766452</meta:creation-date>
    <dc:date>2019-10-28T19:47:57.024235256</dc:date>
    <meta:editing-duration>PT1M9S</meta:editing-duration>
    <meta:editing-cycles>1</meta:editing-cycles>
    <meta:document-statistic meta:table-count="0" meta:image-count="0" meta:object-count="0" meta:page-count="4" meta:paragraph-count="30" meta:word-count="422" meta:character-count="2389" meta:non-whitespace-character-count="1996"/>
    <meta:generator>LibreOffice/6.0.7.3$Linux_X86_64 LibreOffice_project/00m0$Build-3</meta:generator>
  </office:meta>
</office:document-meta>
</file>